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language="en" fo:country="US" style:font-size-asian="14pt" style:font-size-complex="14pt"/>
    </style:style>
    <style:style style:name="P2" style:family="paragraph" style:parent-style-name="Standard">
      <style:text-properties fo:font-size="14pt" fo:language="en" fo:country="US" fo:font-weight="bold" style:font-size-asian="14pt" style:font-weight-asian="bold" style:font-size-complex="14pt"/>
    </style:style>
    <style:style style:name="P3" style:family="paragraph" style:parent-style-name="Standard">
      <style:text-properties fo:font-size="14pt" fo:font-weight="bold" style:font-size-asian="14pt" style:font-weight-asian="bold" style:font-size-complex="14pt"/>
    </style:style>
    <style:style style:name="P4" style:family="paragraph" style:parent-style-name="Standard">
      <style:paragraph-properties fo:line-height="150%"/>
      <style:text-properties fo:font-size="14pt" fo:font-weight="bold" style:font-size-asian="14pt" style:font-weight-asian="bold" style:font-size-complex="14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color="#000000" fo:language="en" fo:country="US"/>
    </style:style>
    <style:style style:name="P9" style:family="paragraph" style:parent-style-name="Standard">
      <style:text-properties style:font-name="Times New Roman"/>
    </style:style>
    <style:style style:name="P10" style:family="paragraph" style:parent-style-name="Standard">
      <style:text-properties style:font-name="Times New Roman" fo:font-size="14pt" fo:font-weight="bold" style:font-size-asian="14pt" style:font-weight-asian="bold" style:font-size-complex="14pt"/>
    </style:style>
    <style:style style:name="P11" style:family="paragraph" style:parent-style-name="Standard">
      <style:text-properties style:font-name="Times New Roman" fo:font-size="12pt" fo:language="en" fo:country="US" fo:font-weight="bold" style:font-size-asian="12pt" style:font-weight-asian="bold" style:font-size-complex="12pt"/>
    </style:style>
    <style:style style:name="P12" style:family="paragraph" style:parent-style-name="Standard">
      <style:text-properties style:font-name="Times New Roman" fo:font-size="12pt" fo:language="en" fo:country="US" style:font-size-asian="12pt" style:font-size-complex="12pt"/>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style:font-name="Times New Roman" fo:font-size="15pt" fo:language="en" fo:country="US" fo:font-weight="bold" style:font-size-asian="15pt" style:font-weight-asian="bold" style:font-size-complex="15pt"/>
    </style:style>
    <style:style style:name="P15" style:family="paragraph" style:parent-style-name="Standard">
      <style:paragraph-properties fo:line-height="150%"/>
      <style:text-properties style:font-name="Times New Roman"/>
    </style:style>
    <style:style style:name="P16"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17" style:family="paragraph" style:parent-style-name="Text_20_body">
      <style:paragraph-properties fo:line-height="150%"/>
      <style:text-properties style:font-name="Times New Roman"/>
    </style:style>
    <style:style style:name="P18" style:family="paragraph" style:parent-style-name="Standard" style:master-page-name="Standard">
      <style:paragraph-properties style:page-number="auto"/>
    </style:style>
    <style:style style:name="P19" style:family="paragraph" style:parent-style-name="Standard">
      <style:text-properties style:font-name="Times New Roman" fo:font-size="15pt" fo:language="en" fo:country="US" fo:font-weight="bold" style:font-size-asian="15pt" style:font-weight-asian="bold" style:font-size-complex="15pt"/>
    </style:style>
    <style:style style:name="P20" style:family="paragraph" style:parent-style-name="Standard">
      <style:text-properties fo:font-size="14pt" fo:font-weight="bold" style:font-size-asian="14pt" style:font-weight-asian="bold" style:font-size-complex="14pt"/>
    </style:style>
    <style:style style:name="P21" style:family="paragraph" style:parent-style-name="List_20_Paragraph" style:list-style-name="WWNum1">
      <style:text-properties style:font-name="Times New Roman" fo:font-size="12pt" fo:language="en" fo:country="US" style:font-size-asian="12pt" style:font-size-complex="12pt"/>
    </style:style>
    <style:style style:name="P22" style:family="paragraph" style:parent-style-name="List_20_Paragraph" style:list-style-name="WWNum1">
      <style:text-properties style:font-name="Times New Roman" fo:font-size="12pt" style:font-size-asian="12pt" style:font-size-complex="12pt"/>
    </style:style>
    <style:style style:name="T1" style:family="text">
      <style:text-properties fo:language="en" fo:country="US"/>
    </style:style>
    <style:style style:name="T2" style:family="text">
      <style:text-properties fo:color="#000000"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Hochschule für angewandte Wissenschaften</text:p>
      <text:p text:style-name="Standard">Department: Design, Medien und Information, Media Systems</text:p>
      <text:p text:style-name="Standard">Fach: Einführung ins Programmieren</text:p>
      <text:p text:style-name="Standard">Leitung: Andreas Plaß</text:p>
      <text:p text:style-name="Standard">Abgabe: Stephanie Böhn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Mathetrainer</text:p>
      <text:p text:style-name="P5">Java Sw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ennart Hemmerling #2288194<text:tab/><text:tab/><text:tab/> <text:s text:c="10"/>André Voroschilin #2298891</text:p>
      <text:p text:style-name="Standard">Ulzburger Straße 54<text:tab/><text:tab/><text:tab/><text:tab/><text:tab/> <text:s text:c="10"/>Ernst-Scherling-Weg 7A</text:p>
      <text:p text:style-name="P6">22850 Norderstedt<text:tab/><text:tab/><text:tab/><text:tab/><text:tab/> <text:s text:c="10"/>22119 Hamburg</text:p>
      <text:p text:style-name="Standard"><text:span text:style-name="T1">Tel.: <text:s/></text:span><text:span text:style-name="T2">01776861164<text:tab/><text:tab/><text:tab/><text:tab/><text:tab/> <text:s text:c="10"/>Tel.: 040 36169507</text:span></text:p>
      <text:p text:style-name="P8">Mail: lrhemmerling@gmail.com<text:tab/><text:tab/><text:tab/> <text:s text:c="10"/>Mail: voroschilin.andre@outlook.de</text:p>
      <text:p text:style-name="P14"><text:soft-page-break/>Inhaltsverzeichnis</text:p>
      <text:p text:style-name="P11"/>
      <text:list xml:id="list7876748512459395001" text:style-name="WWNum1">
        <text:list-item>
          <text:p text:style-name="P21">Aufgabenbeschreibung</text:p>
        </text:list-item>
      </text:list>
      <text:p text:style-name="P12"/>
      <text:list xml:id="list32504082" text:continue-numbering="true" text:style-name="WWNum1">
        <text:list-item>
          <text:p text:style-name="P21">Installationsanleitung</text:p>
        </text:list-item>
      </text:list>
      <text:p text:style-name="P12"/>
      <text:list xml:id="list32519524" text:continue-numbering="true" text:style-name="WWNum1">
        <text:list-item>
          <text:p text:style-name="P21">Bedienungsanleitung</text:p>
        </text:list-item>
      </text:list>
      <text:p text:style-name="P12"/>
      <text:list xml:id="list32526814" text:continue-numbering="true" text:style-name="WWNum1">
        <text:list-item>
          <text:p text:style-name="P21">Systemarchitektur</text:p>
        </text:list-item>
      </text:list>
      <text:p text:style-name="P12"/>
      <text:list xml:id="list32521675" text:continue-numbering="true" text:style-name="WWNum1">
        <text:list-item>
          <text:p text:style-name="P21">Beschreibung eines technischen Aspektes</text:p>
        </text:list-item>
      </text:list>
      <text:p text:style-name="P13"/>
      <text:list xml:id="list32527589" text:continue-numbering="true" text:style-name="WWNum1">
        <text:list-item>
          <text:p text:style-name="P22">Projektauswertung</text:p>
        </text:list-item>
      </text:list>
      <text:p text:style-name="P6"/>
      <text:p text:style-name="P6"/>
      <text:p text:style-name="P6"/>
      <text:p text:style-name="P1"/>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4"><text:soft-page-break/></text:p>
      <text:p text:style-name="P14">Aufgabenbeschreibung</text:p>
      <text:p text:style-name="P2"/>
      <text:p text:style-name="P15">Die Aufgabe des Programms ist es, den Nutzer auf mathematische Kenntnisse zu prüfen und zu trainieren. Dazu werden dem Nutzer verschiedene generierte Aufgaben mit persönlichen Statistiken bereitgestellt. Man kann zwischen Kopfrechenaufgaben, Divisionsaufgaben, Prozentrechnungsaufgaben und Übungsaufgaben zum Kürzen wählen. Man kann auch das Niveau der Aufgaben selbst bestimmen, repräsentiert durch ein „Level“, welcher von 1 bis 4 reicht.</text:p>
      <text:p text:style-name="P15"/>
      <text:p text:style-name="P15">Ein mögliches Anwendungsfeld ist, sich selber zu testen. Mithilfe des Programms kann man herausfinden, ob man verschiedene Kopfrechenaufgaben noch beherrscht.</text:p>
      <text:p text:style-name="P15"/>
      <text:p text:style-name="P15">Man kann es mit der integrierten Statistik als Übungstool verwenden, denn jedes Spiel fließt in eine Statistik ein. Man kann somit während jeder Spielsession nachverfolgen, wieviele von den gemachten Aufgaben richtig sind.</text:p>
      <text:p text:style-name="P9"/>
      <text:p text:style-name="Standard"/>
      <text:p text:style-name="Standard"/>
      <text:p text:style-name="P10">Installationsanleitung</text:p>
      <text:p text:style-name="P3"/>
      <text:p text:style-name="P15">Das <text:s/>Programm läuft über Java und Java-Swing als Oberfläche. Um es aufrufen zu können muss die Konsole geöffnet werden, und zwar im Ordner bzw. Speicherort des Programms und der dazugehörigen „Main.class“ Datei. Dies ist die kompilierte Datei zum Programm. Falls man die kompilierte Datei nicht hat, muss man sich das Java SDK auf der Java Website installieren und die Kompilierung in der Konsole manuell durchführen. Nun gibt man in der Konsole „java Main“ ein und bestätigt mit „Enter“. Dies öffnet das Programm. Während das Programm offen ist, ist die Konsole nicht verwendbar. <text:s/>Das Programm läuft auf Windows und MacOS.</text:p>
      <text:p text:style-name="P3"/>
      <text:p text:style-name="Standard"/>
      <text:p text:style-name="Standard"/>
      <text:p text:style-name="P10">Bedienungsanleitung</text:p>
      <text:p text:style-name="P3"/>
      <text:p text:style-name="P15">Das Programm ist sehr einfach zu bedienen. Alles was man machen kann, ist im Startfenster zu sehen. Man sieht zwei Comboboxes, insgesamt 4 Buttons (einen zusätzlichen Debug-Button) und ein Eingabefenster. Man sollte zunächst auf den Button „i“ klicken, um sich <text:soft-page-break/>einen Überblick über die Spielfunktionen zu machen. Bei Knopfdruck wird ein weiteres Fenster geöffnet. Dies beinhaltet eine Nachricht mit einer Beschreibung wie man das Programm benutzen kann. Während dieses Fenster aktiv ist, kann man nicht auf das vorherige Fenster zugreifen und damit interagieren. Wenn man das Fenster mit der Kurzanleitung schließt, hat man wieder Zugriff auf das Startmenü. Nun kann man auswählen, welche Matheaufgabe man generieren möchte. Dazu klickt man auf die Combobox wo „Zufällig“ steht. „Zufällig“ ist der voreingestellte Wert. Nun öffnen sich mehrere Optionen. Man kann per Linksklick auswählen, welche Aufgabe man bearbeiten möchte. Bei erfolgreicher Auswahl schließt sich die Box wieder und „Zufällig“ ändert sich in die entsprechend ausgewählte Einstellung. Nun kann man die Schwierigkeit anpassen. Dazu klickt man auf die danebenliegende Combobox. Diese ermöglicht dem Nutzer die Auswahl zwischen vier verschiedenen Schwierigkeitsgraden, 1 bis 4. Eins ist dabei die Standardauswahl. Wenn man Aufgabe und Schwierigkeitsgrad ausgewählt hat kann man sich eine Aufgabe generieren lassen. Dazu klickt man auf den Knopf mit dem Text „Aufgabe erstellen“. Die Aufgabe sieht beispielsweise so aus: „10.0% ist wie viel von 30.0“. Wenn man das Eingabefenster anklickt, kann man über die Tastatur seine Antwort eingeben. Mit „Enter“, oder bei klicken auf die danebenliegende „OK“ Taste, wird die Antwort ausgewertet. Wenn die Antwort richtig ist, wird eine neue Aufgabe generiert. Wenn man einen Zwischenstand möchte, kann man auf den „Statistiken“-Knopf drücken und es wird ein neues Fenster geöffnet. Wie bei dem Infofenster kann man das Hauptfenster nicht bedienen solange es offen ist. Der Inhalt ist eine Statistik, die anzeigt, wie viele Spiele man gespielt hat, wie viele von welchem Aufgabentyp und wie viele man davon gewonnen hat. </text:p>
      <text:p text:style-name="P15">Man kann alle Fenster per Kreuz schließen, minimieren und verkleinern, bzw. maximieren.</text:p>
      <text:p text:style-name="P4"/>
      <text:p text:style-name="Standard"/>
      <text:p text:style-name="Standard"/>
      <text:p text:style-name="P10">Systemarchitektur</text:p>
      <text:p text:style-name="P3"/>
      <text:p text:style-name="P16">Das Programm besteht aus einer Main-Datei, welche den Controller öffnet. Der Controller enthält das Spieler-Objekt und den MainFrame. Im MainFrame befindet sich das ExerciseManager-Object, welches die verschiedenen Aufgabentypen vereint, welche alle von der abstrakten Klasse Exercise erben. Darunter fallen MentalmathExercise, DivisionExercise, CancelExercise und PercentExercise. Außerdem bietet ExerciseManager die Möglichkeit, zufällig einen Typ auszuwählen. Die Aufgabentypen erhalten von abstr. Exercise einen Getter für die richtige Antwort(return int), einen Getter für die Frage(return String), <text:soft-page-break/>generateExercise() für die Aufgabenerstellung, und zusätzliche Methoden für Zufallswerte. Der Player enthält Variablen für die Statistiken und einige Methoden um diese auszurechnen. Außerdem enthält der Player eine Getter-Methode, um alle Statistiken als String zu bekommen.</text:p>
      <text:p text:style-name="P3"/>
      <text:p text:style-name="P3"/>
      <text:p text:style-name="P3"/>
      <text:p text:style-name="P10">Beschreibung eines technischen Teilaspektes</text:p>
      <text:p text:style-name="P3"/>
      <text:p text:style-name="P17">Der ExerciseManager kann verschiedene Aufgabentypen verwalten, indem er die Eigenschaft „Polimorphie“ der Exerciseklassen nutzt, um Methoden wie „getQuestion“, „getAnswer“ für jede Aufgabe zu benutzten. Dabei wird die Instanzvariable „Exercise exercise“ in den verschieden Objekttypen deklariert, je nach dem was gefragt ist. Die Rückgabe und Auswertung kann durch die Struktur von Exercise verallgemeinert werden, wodurch die Klasse ExerciseManager übersichtlich ist.</text:p>
      <text:p text:style-name="P3"/>
      <text:p text:style-name="P3"/>
      <text:p text:style-name="P10">Projektauswertung</text:p>
      <text:p text:style-name="P3"/>
      <text:p text:style-name="P15">Theoretisch ist das Programm fertig. Man kann es im derzeitigen Zustand komplett verwenden. Es gibt jedoch Erweiterungsmöglichkeiten: So könnte man eine Speicherfunktion hinzufügen und den Spielstand des Spielers speichern, sodass man auch nach Beenden des Programms Zugriff auf seine persönlichen Statistiken hat. Dementsprechend könnte man einbauen, dass man sich mit einem Benutzernamen registriert und anmeldet. </text:p>
      <text:p text:style-name="P15">Es wäre außerdem möglich mehr Aufgabentypen hinzuzufügen um eine vielseitigere Basis zum Lernen zu bieten.</text:p>
      <text:p text:style-name="P15">Auch Designaspekte könnte man einbringen. Mit Grafiken und einem passenden Sound könnte man das Programm aufwer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de" fo:country="D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é Voroschilin</meta:initial-creator>
    <dc:creator>Lennart Hemmerling</dc:creator>
    <meta:editing-cycles>89</meta:editing-cycles>
    <meta:creation-date>2017-03-14T13:13:00</meta:creation-date>
    <dc:date>2017-04-28T12:32:56.32</dc:date>
    <meta:editing-duration>PT1H59M39S</meta:editing-duration>
    <meta:generator>OpenOffice/4.1.2$Win32 OpenOffice.org_project/412m3$Build-9782</meta:generator>
    <meta:document-statistic meta:table-count="0" meta:image-count="0" meta:object-count="0" meta:page-count="5" meta:paragraph-count="36" meta:word-count="860" meta:character-count="643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